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ndalus"/>
    </style:style>
    <style:style style:name="P2" style:family="paragraph" style:parent-style-name="Standard">
      <style:text-properties style:font-name="Andalus" fo:font-style="normal" style:font-style-asian="normal" style:font-style-complex="normal"/>
    </style:style>
    <style:style style:name="P3"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iling Camp</text:p>
      <text:p text:style-name="Standard"/>
      <text:p text:style-name="P1"><text:tab/>“Mom,” I said, “I don't know how to sail.”</text:p>
      <text:p text:style-name="P1"><text:tab/>“It will be fine,” she reassured me. “You might make new friends.”</text:p>
      <text:p text:style-name="P1"><text:tab/>“But mom …,” I whined.</text:p>
      <text:p text:style-name="P1"><text:tab/>My mom pulled up by the camp and dropped me off.</text:p>
      <text:p text:style-name="P1"><text:tab/>“Have fun,” she said and drove away.</text:p>
      <text:p text:style-name="P1"><text:tab/>I stood there alone on the pavement looking out on Lake Calhoun. I felt like a fish out of water because large boats sailed gracefully on the lake while I stood shivering in my swimsuit not knowing where to go. I scanned the camp for anyone I knew. There were two younger kids who I recognized (they were embarrassingly taller than I), but they seemed so wrapped up in their conversation, I didn't feel like interrupting. One of <text:s/>them had light blond hair and bright blue eyes but I had forgotten her name. The other one was much taller and had dark curly hair, brown skin, and a pair of laughing brown eyes.</text:p>
      <text:p text:style-name="P1"><text:tab/>A woman came up to me and asked, “Are you in the beginners sailing camp?”</text:p>
      <text:p text:style-name="P1"><text:tab/>“Yes, I am,” I replied.</text:p>
      <text:p text:style-name="P1"><text:tab/>She showed me the place where I would put my stuff and then showed where we would meet everyday. </text:p>
      <text:p text:style-name="P1"><text:tab/>“The class will start in a few minutes,” she said and went off to help other kids.</text:p>
      <text:p text:style-name="P1"><text:tab/>I put my stuff away in the boathouse (there were no longer any boats in the boathouse). The boathouse smelled like sunscreen and water. Other peoples' things lay scattered over the floor. I waded through the sea of life jackets and backpacks, and placed my own stuff neatly on the shelf. </text:p>
      <text:p text:style-name="P1"><text:tab/>I went outside to where the other kids were. They were sitting in a large circle saying their names. I could not quite catch some of them and tried to come closer. I tried to find a space in the circle but there was no room for me. I decided I would sit outside the circle. We were saying our name and our favorite <text:s/>type of ice cream. Mine was cookie dough but nobody really paid attention. They explained that we were to do the tip test to see if we were ready to sail. We would get in a boat and then tip it over. We would ask our partner:</text:p>
      <text:p text:style-name="P1"><text:tab/>“Are you OK?” and then the other person would say:</text:p>
      <text:p text:style-name="P1"><text:tab/>“Yes, I'm fine. Are you OK?” and hopefully you would reply:</text:p>
      <text:p text:style-name="P1"><text:tab/>“Yes, I'm OK.”</text:p>
      <text:p text:style-name="P1"><text:tab/>I was partners with a girl named Sarah. Sarah was friendly and kind. She was two years younger than me (at the age of 9) and was about the same height as me. She had dirty blond hair which only came to her cheek bone. She, like me, had never sailed before but we completed the tip <text:soft-page-break/>test easily.</text:p>
      <text:p text:style-name="P1"><text:tab/>After we had finished the tip test we were allowed to swim around the pier. We jumped off and tried to do somersaults in the water. This usually ended up with us facing upside down in the water because our life jackets were so bulky. Sarah and I made friends with Lea and Sahara. <text:s/>Lea was about the same age as me and had dark brown hair pulled into a pony tail along with a pair of hazel eyes. Sahara was slightly rounder and larger than Lea, and had dark brown hair which fell about her shoulders loosely. We floated in a square and made silly jokes about random things.</text:p>
      <text:p text:style-name="P1"><text:tab/>One of the councilors told us to get out of the water because it was time to get the boats out! Sadly, the boat had no actual sail and the councilors explained to us that we would have to paddle with our hands. Our boat looked like a walnut shell split in half. Sarah, Lea, Sahara and I instantly became partners.</text:p>
      <text:p text:style-name="P1"><text:tab/>Sahara was first at the first tiller for our boat. She sat in the back of the boat lounging while the rest of us paddled. Once we even ran into a boat in a head on collision.</text:p>
      <text:p text:style-name="P1"><text:tab/>“Sahara!” I said. “You need to turn the boat!”</text:p>
      <text:p text:style-name="P1"><text:tab/>“Stop bossing me around!” she retorted. </text:p>
      <text:p text:style-name="P1"><text:tab/>Eventually, I became tiller. <text:s/>Sahara was providing no more help then she had before. Her hand dragged in the water lazily and she leaned against the air bag.</text:p>
      <text:p text:style-name="P1"><text:tab/>“Sahara!” I said, “Help with the rowing!”</text:p>
      <text:p text:style-name="P1"><text:tab/>“It does no good,” she whined, and Sarah, Lea and I stared at her.</text:p>
      <text:p text:style-name="P1"><text:tab/>“How else are we going to move?” we asked.</text:p>
      <text:p text:style-name="P1"><text:tab/>“You guys figure that out. I'm just the passenger,” she said. </text:p>
      <text:p text:style-name="P1"><text:tab/>We all sighed. <text:s/>We would have to make it without Sahara.<text:tab/><text:tab/></text:p>
      <text:p text:style-name="P1"><text:tab/>Later that afternoon, we watched as all the half-day kids went home to their parents. I was a full-day kid which meant that I got to do the same classes twice. Only me, Sahara, and another girl that I learned to call Hazel were left. Hazel was four years younger than I, and looked very dejected all alone on the street.</text:p>
      <text:p text:style-name="P1"><text:tab/>“Hey,” I said, “Are you guys full-day?”</text:p>
      <text:p text:style-name="P1"><text:tab/>“Yes, we are,” replied Hazel.</text:p>
      <text:p text:style-name="P1"><text:tab/>“I have money for food at the Tin Fish!” I said.</text:p>
      <text:p text:style-name="P1"><text:tab/>“Me too!” said Hazel.</text:p>
      <text:p text:style-name="P1"><text:tab/>“I don't,” whined Sahara.</text:p>
      <text:p text:style-name="P1"><text:tab/>“Don't worry,” I said. “I'll buy you an ice cream at the Tin fish.”</text:p>
      <text:p text:style-name="P1"><text:tab/>At the Tin Fish, Sahara was explaining about her life in general. She explained how she had three iPads, two laptops, two iPods, and a pink blackberry phone. “How rich is she?” I thought. I soon got bored and my mind drifted off.</text:p>
      <text:p text:style-name="P1"><text:soft-page-break/><text:tab/><text:tab/>“Sahara, how did you get so much stuff?” asked Hazel breaking the flow of words. Sahara went quiet. </text:p>
      <text:p text:style-name="P1"><text:tab/>“I just do,” she mumbled.</text:p>
      <text:p text:style-name="P1"><text:tab/>Hazel and I looked at her for a while wondering if she'd say more. Then I realized that she wasn't.</text:p>
      <text:p text:style-name="P1"><text:tab/>“Hey, how about I go get you that ice cream I was talking about,” I said.</text:p>
      <text:p text:style-name="P1"><text:tab/>Sahara immediately perked up.</text:p>
      <text:p text:style-name="P1"><text:tab/>“Great!” she exclaimed, “I want cookie dough in a cup!”</text:p>
      <text:p text:style-name="P1"><text:tab/>Hazel looked at her as if she had just sprouted two giant bunny ears and was leaping around like Bugs Bunny.</text:p>
      <text:p text:style-name="P1"><text:tab/>“Hazel, do you want anything?” I asked.</text:p>
      <text:p text:style-name="P1"><text:tab/>“No, I have my own money.”</text:p>
      <text:p text:style-name="P1"><text:tab/>I walked to the ice cream counter and asked for two cookie dough ice cream cups. The cashier quickly typed in some numbers and handed me my change and ice cream.</text:p>
      <text:p text:style-name="P1"><text:tab/>“Thank you,” I said.</text:p>
      <text:p text:style-name="P1"><text:tab/>I walked back to our table and placed one of the ice cream cups in front of Sahara. Sahara began wolfing it down. A brief sputter of anger flared in me.</text:p>
      <text:p text:style-name="P1"><text:tab/>“You're welcome,” I spat.</text:p>
      <text:p text:style-name="P1"><text:tab/>“<text:span text:style-name="T1">Sorry,</text:span><text:span text:style-name="T2"> by the way, you spat on my ice cream,” she retorted. I took a step back regretting giving her the ice cream.</text:span></text:p>
      <text:p text:style-name="P2"><text:tab/>Days past and soon we began sailing. I started sailing with Lea and Sarah in the mornings and then in the afternoons trying to escape Sahara. It was the last day of camp in the afternoon and I was sailing with Sahara. Hazel had just recently come to me asking for help in avoiding Sahara. We were sailing to the other shore of the lake and I asked Sahara.</text:p>
      <text:p text:style-name="P2"><text:tab/>“Why are you mean to us?” I asked.</text:p>
      <text:p text:style-name="P2"><text:tab/>“I not being mean to you,” she said.</text:p>
      <text:p text:style-name="P2"><text:tab/>“Well, it sort of feels like it,” I said. </text:p>
      <text:p text:style-name="P2"><text:tab/>“Oh, I'm sorry,” she mumbled, “I didn't mean to.”</text:p>
      <text:p text:style-name="P2"><text:tab/>This time it actually sounded like she meant it and I said in a gentler voice.</text:p>
      <text:p text:style-name="P2"><text:tab/>“But why did you do it?” I asked.</text:p>
      <text:p text:style-name="P2"><text:tab/>“My parents are divorced and I was so cranky and this is such a new place for me. I didn't mean to be mean,” she said.</text:p>
      <text:p text:style-name="P2"><text:tab/>The truth slapped me in the face. Sahara was overcoming the pressure of her parents divorce. Most likely, she wouldn't see one of her parents for a long time. I felt a surge of sympathy for her. She hadn't chosen her fate. I knew we could be frie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2-11-11T07:19:33.73</meta:creation-date>
    <dc:date>2012-11-18T15:03:31.34</dc:date>
    <dc:creator>Isadora White</dc:creator>
    <meta:editing-duration>P2DT14H23M42S</meta:editing-duration>
    <meta:editing-cycles>22</meta:editing-cycles>
    <meta:generator>OpenOffice.org/3.3$Win32 OpenOffice.org_project/330m20$Build-9567</meta:generator>
    <meta:printed-by>Isadora White</meta:printed-by>
    <meta:print-date>2012-11-18T11:47:13.88</meta:print-date>
    <meta:document-statistic meta:table-count="0" meta:image-count="0" meta:object-count="0" meta:page-count="3" meta:paragraph-count="60" meta:word-count="1361" meta:character-count="6786"/>
  </office:meta>
</office:document-meta>
</file>